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fd095" draw:textarea-horizontal-align="justify" draw:textarea-vertical-align="middle" draw:auto-grow-height="false" fo:min-height="1cm" fo:min-width="6.25cm"/>
    </style:style>
    <style:style style:name="gr2" style:family="graphic" style:parent-style-name="standard">
      <style:graphic-properties draw:stroke="none" draw:fill-color="#dde8cb" draw:textarea-horizontal-align="justify" draw:textarea-vertical-align="middle" draw:auto-grow-height="false" fo:min-height="6.25cm" fo:min-width="6.25cm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cm" fo:min-width="18.5cm"/>
    </style:style>
    <style:style style:name="gr4" style:family="graphic" style:parent-style-name="standard">
      <style:graphic-properties draw:stroke="none" draw:fill-color="#b4c7dc" draw:textarea-horizontal-align="justify" draw:textarea-vertical-align="middle" draw:auto-grow-height="false" fo:min-height="1.5cm" fo:min-width="18.5cm"/>
    </style:style>
    <style:style style:name="gr5" style:family="graphic" style:parent-style-name="standard">
      <style:graphic-properties draw:stroke="none" draw:fill-color="#ffdbb6" draw:textarea-horizontal-align="justify" draw:textarea-vertical-align="middle" draw:auto-grow-height="false" fo:min-height="6.65cm" fo:min-width="18.55cm"/>
    </style:style>
    <style:style style:name="gr6" style:family="graphic" style:parent-style-name="standard">
      <style:graphic-properties draw:stroke="none" draw:fill-color="#ffb66c" draw:textarea-horizontal-align="justify" draw:textarea-vertical-align="middle" draw:auto-grow-height="false" fo:min-height="1cm" fo:min-width="18.55cm"/>
    </style:style>
    <style:style style:name="gr7" style:family="graphic" style:parent-style-name="standard">
      <style:graphic-properties draw:stroke="none" draw:fill-color="#ffb66c" draw:textarea-horizontal-align="justify" draw:textarea-vertical-align="middle" draw:auto-grow-height="false" fo:min-height="1cm" fo:min-width="11.25cm"/>
    </style:style>
    <style:style style:name="gr8" style:family="graphic" style:parent-style-name="standard">
      <style:graphic-properties draw:stroke="none" draw:fill-color="#ffdbb6" draw:textarea-horizontal-align="justify" draw:textarea-vertical-align="middle" draw:auto-grow-height="false" fo:min-height="5.5cm" fo:min-width="11.25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6.3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7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7.215cm"/>
      <style:paragraph-properties style:writing-mode="lr-tb"/>
    </style:style>
    <style:style style:name="gr14" style:family="graphic" style:parent-style-name="standard">
      <style:graphic-properties draw:stroke="none" draw:fill-color="#e0c2cd" draw:textarea-horizontal-align="justify" draw:textarea-vertical-align="middle" draw:auto-grow-height="false" fo:min-height="5.95cm" fo:min-width="18.5cm"/>
    </style:style>
    <style:style style:name="gr15" style:family="graphic" style:parent-style-name="standard">
      <style:graphic-properties draw:stroke="none" draw:fill-color="#bf819e" draw:textarea-horizontal-align="justify" draw:textarea-vertical-align="middle" draw:auto-grow-height="false" fo:min-height="1cm" fo:min-width="18.5cm"/>
    </style:style>
    <style:style style:name="gr1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5.761cm"/>
      <style:paragraph-properties style:writing-mode="lr-tb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style:style style:name="P6" style:family="paragraph">
      <loext:graphic-properties draw:fill-color="#ffb66c"/>
      <style:paragraph-properties fo:text-align="center"/>
    </style:style>
    <style:style style:name="P7" style:family="paragraph">
      <style:text-properties style:font-name="Cascadia Code" fo:font-weight="bold"/>
    </style:style>
    <style:style style:name="P8" style:family="paragraph">
      <loext:graphic-properties draw:fill="none" draw:fill-color="#ffffff"/>
      <style:text-properties style:font-name="Cascadia Code" fo:font-weight="bold"/>
    </style:style>
    <style:style style:name="P9" style:family="paragraph">
      <style:text-properties style:font-name="Cascadia Code" fo:font-size="14pt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font-name="Cascadia Code" fo:font-size="14pt"/>
    </style:style>
    <style:style style:name="P11" style:family="paragraph">
      <loext:graphic-properties draw:fill="none" draw:fill-color="#ffffff"/>
      <style:text-properties style:font-name="Cascadia Code" fo:font-size="14pt"/>
    </style:style>
    <style:style style:name="P12" style:family="paragraph">
      <style:text-properties style:font-name="Cascadia Code" fo:font-size="12pt" style:font-size-asian="12pt" style:font-size-complex="12pt"/>
    </style:style>
    <style:style style:name="P13" style:family="paragraph">
      <loext:graphic-properties draw:fill="none" draw:fill-color="#ffffff"/>
      <style:text-properties style:font-name="Cascadia Code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style:font-name="Cascadia Code" fo:font-size="14pt"/>
    </style:style>
    <style:style style:name="P15" style:family="paragraph">
      <loext:graphic-properties draw:fill="none" draw:fill-color="#ffffff"/>
      <style:paragraph-properties fo:text-align="justify"/>
      <style:text-properties style:font-name="Cascadia Code" fo:font-size="14pt"/>
    </style:style>
    <style:style style:name="P16" style:family="paragraph">
      <loext:graphic-properties draw:fill-color="#e0c2cd"/>
      <style:paragraph-properties fo:text-align="center"/>
    </style:style>
    <style:style style:name="P17" style:family="paragraph">
      <loext:graphic-properties draw:fill-color="#bf819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scadia Code" fo:font-size="14pt"/>
    </style:style>
    <style:style style:name="T5" style:family="text">
      <style:text-properties style:font-name="Cascadia Code" fo:font-size="14pt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4pt" fo:font-style="normal" fo:text-shadow="none" style:text-underline-style="none" fo:font-weight="normal" style:letter-kerning="true" fo:background-color="#81d41a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4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background-color="#81d41a"/>
    </style:style>
    <style:style style:name="T10" style:family="text">
      <style:text-properties fo:background-color="transparent"/>
    </style:style>
    <style:style style:name="T11" style:family="text">
      <style:text-properties fo:font-size="9pt" fo:background-color="transparent" style:font-size-asian="9pt" style:font-size-complex="9pt"/>
    </style:style>
    <style:style style:name="T12" style:family="text">
      <style:text-properties style:font-name="Cascadia Code" fo:font-weight="bold" style:font-weight-asian="bold" style:font-weight-complex="bold"/>
    </style:style>
    <style:style style:name="T13" style:family="text">
      <style:text-properties style:font-name="Cascadia Code"/>
    </style:style>
    <style:style style:name="T14" style:family="text">
      <style:text-properties style:font-name="Cascadia Code" fo:font-style="italic" style:font-style-asian="italic" style:font-style-complex="italic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4pt" fo:text-shadow="none" style:text-underline-style="none" fo:font-weight="normal" style:letter-kerning="true" style:font-name-asian="Microsoft YaHei" style:font-size-asian="18pt" style:font-weight-asian="normal" style:font-name-complex="Arial" style:font-size-complex="18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4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Cascadia Code" fo:font-size="14pt" fo:background-color="#81d41a"/>
    </style:style>
    <style:style style:name="T18" style:family="text">
      <style:text-properties style:font-name="Cascadia Code" fo:font-size="14pt" fo:font-style="italic" fo:background-color="#81d41a" style:font-style-asian="italic" style:font-style-complex="italic"/>
    </style:style>
    <style:style style:name="T19" style:family="text">
      <style:text-properties style:font-name="Cascadia Code" fo:font-size="12pt" style:font-size-asian="12pt" style:font-size-complex="12pt"/>
    </style:style>
    <style:style style:name="T20" style:family="text">
      <style:text-properties style:font-name="Cascadia Code" fo:font-size="12pt" fo:background-color="#81d41a" style:font-size-asian="12pt" style:font-size-complex="12pt"/>
    </style:style>
    <style:style style:name="T21" style:family="text">
      <style:text-properties style:font-name="Cascadia Code" fo:font-size="12pt" fo:font-style="italic" fo:background-color="transparent" style:font-size-asian="12pt" style:font-style-asian="italic" style:font-size-complex="12pt" style:font-style-complex="italic"/>
    </style:style>
    <style:style style:name="T22" style:family="text">
      <style:text-properties style:font-name="Cascadia Code" fo:font-size="12pt" fo:font-weight="bold" fo:background-color="transparent" style:font-size-asian="12pt" style:font-weight-asian="bold" style:font-size-complex="12pt" style:font-weight-complex="bold"/>
    </style:style>
    <style:style style:name="T23" style:family="text">
      <style:text-properties style:font-name="Cascadia Code" fo:font-size="12pt" fo:font-weight="normal" fo:background-color="transparent" style:font-size-asian="12pt" style:font-weight-asian="normal" style:font-size-complex="12pt" style:font-weight-complex="normal"/>
    </style:style>
    <style:style style:name="T24" style:family="text">
      <style:text-properties style:font-name="Cascadia Code" fo:font-size="14pt" fo:font-weight="normal" style:font-weight-asian="normal" style:font-weight-complex="normal"/>
    </style:style>
    <style:style style:name="T25" style:family="text">
      <style:text-properties style:font-name="Cascadia Code" fo:font-size="10pt" fo:font-weight="normal" style:font-size-asian="10pt" style:font-weight-asian="normal" style:font-size-complex="10pt" style:font-weight-complex="normal"/>
    </style:style>
    <style:style style:name="T26" style:family="text">
      <style:text-properties style:font-name="Cascadia Code" fo:font-size="14pt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Cascadia Code" fo:font-size="14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Cascadia Code" fo:font-size="14pt" fo:font-weight="bold" style:font-size-asian="10pt" style:font-weight-asian="bold" style:font-size-complex="10pt" style:font-weight-complex="bold"/>
    </style:style>
    <style:style style:name="T29" style:family="text">
      <style:text-properties style:font-name="Cascadia Code" fo:font-size="14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5cm" svg:height="1.25cm" svg:x="13.2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5cm" svg:height="6.5cm" svg:x="13.25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1.75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05cm" svg:height="6.9cm" svg:x="0.95cm" svg:y="1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05cm" svg:height="1.25cm" svg:x="0.95cm" svg:y="12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75cm" svg:height="1.25cm" svg:x="1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1.75cm" svg:height="5.75cm" svg:x="1cm" svg:y="5.7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4.25cm" svg:height="1cm" svg:x="2cm" svg:y="1.25cm">
          <draw:text-box>
            <text:p text:style-name="P7">Borne d'arcade - fiche technique</text:p>
          </draw:text-box>
        </draw:frame>
        <draw:frame draw:style-name="gr10" draw:text-style-name="P11" draw:layer="layout" svg:width="11.75cm" svg:height="6.587cm" svg:x="1.25cm" svg:y="4.75cm">
          <draw:text-box>
            <text:p text:style-name="P9"><text:span text:style-name="T1">Structure des fichiers de jeu</text:span></text:p>
            <text:p text:style-name="P9"><text:span text:style-name="T1"/></text:p>
            <text:p text:style-name="P9"><text:span text:style-name="T2">nom-du-jeu</text:span>/</text:p>
            <text:p text:style-name="P9">├── game/</text:p>
            <text:p text:style-name="P9"><text:span text:style-name="T3">│ <text:s text:c="2"/></text:span><text:span text:style-name="T4">├</text:span><text:span text:style-name="T4">── </text:span><text:span text:style-name="T5">executable.exe</text:span></text:p>
            <text:p text:style-name="P10"><text:span text:style-name="T3">│ <text:s text:c="2"/>└── </text:span><text:span text:style-name="T6">...</text:span><text:span text:style-name="T7"> </text:span><text:span text:style-name="T8">fichiers de sauvegarde,</text:span><text:span text:style-name="T8">de ressources...</text:span></text:p>
            <text:p text:style-name="P9">└── meta/</text:p>
            <text:p text:style-name="P9"><text:s text:c="4"/>├── <text:span text:style-name="T1">game.json</text:span></text:p>
            <text:p text:style-name="P9"><text:s text:c="4"/>├── <text:span text:style-name="T2">image-vignette.png</text:span></text:p>
            <text:p text:style-name="P9"><text:s text:c="4"/>└── <text:span text:style-name="T9">...</text:span><text:span text:style-name="T10"> </text:span><text:span text:style-name="T11">fichiers de sources, de notes, de</text:span></text:p>
            <text:p text:style-name="P9"><text:span text:style-name="T11"><text:s text:c="19"/></text:span><text:span text:style-name="T11">contact si besoin...</text:span></text:p>
          </draw:text-box>
        </draw:frame>
        <draw:frame draw:style-name="gr11" draw:text-style-name="P11" draw:layer="layout" svg:width="15.75cm" svg:height="8cm" svg:x="1.25cm" svg:y="12.9cm">
          <draw:text-box>
            <text:p text:style-name="P9"><text:span text:style-name="T1">Fichier game.json</text:span></text:p>
            <text:p text:style-name="P9"><text:span text:style-name="T12"/></text:p>
            <text:p text:style-name="P9"><text:span text:style-name="T12">{</text:span></text:p>
            <text:p text:style-name="P9"><text:span text:style-name="T13"><text:s text:c="2"/></text:span><text:span text:style-name="T13">"name": "</text:span><text:span text:style-name="T14">nom du jeu</text:span><text:span text:style-name="T13">",</text:span></text:p>
            <text:p text:style-name="P9"><text:span text:style-name="T13"><text:s text:c="2"/></text:span><text:span text:style-name="T13">"creation_date": "</text:span><text:span text:style-name="T14">année</text:span><text:span text:style-name="T13">",</text:span></text:p>
            <text:p text:style-name="P9"><text:span text:style-name="T13"><text:s text:c="2"/></text:span><text:span text:style-name="T13">"description": "</text:span><text:span text:style-name="T14">Description longue</text:span><text:span text:style-name="T13">...",</text:span></text:p>
            <text:p text:style-name="P9"><text:span text:style-name="T13"><text:s text:c="2"/></text:span><text:span text:style-name="T13">"creators": [ "</text:span><text:span text:style-name="T14">Nom1</text:span><text:span text:style-name="T13">", "</text:span><text:span text:style-name="T14">Nom2</text:span><text:span text:style-name="T13">"... ],</text:span></text:p>
            <text:p text:style-name="P9"><text:span text:style-name="T13"><text:s text:c="2"/></text:span><text:span text:style-name="T13">"launch_file": "</text:span><text:span text:style-name="T14">nom de l'executable</text:span><text:span text:style-name="T13">",</text:span></text:p>
            <text:p text:style-name="P9"><text:span text:style-name="T13"><text:s text:c="2"/></text:span><text:span text:style-name="T13">"vignette": "</text:span><text:span text:style-name="T14">nom du fichier de l'image vignette</text:span><text:span text:style-name="T13">",</text:span></text:p>
            <text:p text:style-name="P9"><text:span text:style-name="T15"><text:s text:c="2"/></text:span><text:span text:style-name="T15">"tags": [ </text:span><text:span text:style-name="T16">liste de tags</text:span><text:span text:style-name="T3"> ],</text:span></text:p>
            <text:p text:style-name="P10"><text:span text:style-name="T4"><text:s text:c="2"/></text:span><text:span text:style-name="T17">"launch_args": [ "</text:span><text:span text:style-name="T18">arg1</text:span><text:span text:style-name="T17">", "</text:span><text:span text:style-name="T18">arg2</text:span><text:span text:style-name="T17">"... ],</text:span></text:p>
            <text:p text:style-name="P10"><text:span text:style-name="T4"><text:s text:c="2"/></text:span><text:span text:style-name="T17">"music_file": null</text:span></text:p>
            <text:p text:style-name="P9"><text:span text:style-name="T13">}</text:span></text:p>
          </draw:text-box>
        </draw:frame>
        <draw:frame draw:style-name="gr12" draw:text-style-name="P13" draw:layer="layout" svg:width="17cm" svg:height="1.25cm" svg:x="1.25cm" svg:y="2.5cm">
          <draw:text-box>
            <text:p text:style-name="P12"><text:span text:style-name="T19">Pour créer un jeu, il vous faut un certain nombre de fichiers organisés de cette manière...</text:span></text:p>
          </draw:text-box>
        </draw:frame>
        <draw:frame draw:style-name="gr13" draw:text-style-name="P15" draw:layer="layout" svg:width="6.5cm" svg:height="7.465cm" svg:x="13.25cm" svg:y="4.663cm">
          <draw:text-box>
            <text:p text:style-name="P9"><text:span text:style-name="T1">Légende</text:span></text:p>
            <text:p text:style-name="P9"/>
            <text:p text:style-name="P10"><text:span text:style-name="T20">Optionel</text:span></text:p>
            <text:p text:style-name="P10"><text:span text:style-name="T21">à remplacer</text:span></text:p>
            <text:p text:style-name="P10"/>
            <text:p text:style-name="P10"><text:span text:style-name="T22">game.json </text:span><text:span text:style-name="T23">fichier principal, à écrire dans le format spécifié</text:span></text:p>
            <text:p text:style-name="P10"/>
            <text:p text:style-name="P14"><text:span text:style-name="T23">Les noms de fichiers doivent être avec les extensions, et sans caractères spéciaux (pas d'espaces !)</text:span></text:p>
          </draw:text-box>
        </draw:frame>
        <draw:custom-shape draw:style-name="gr14" draw:text-style-name="P16" draw:layer="layout" svg:width="19cm" svg:height="6.2cm" svg:x="1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9cm" svg:height="1.25cm" svg:x="1cm" svg:y="2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1" draw:layer="layout" svg:width="10cm" svg:height="0.827cm" svg:x="1cm" svg:y="21.5cm">
          <draw:text-box>
            <text:p text:style-name="P9"><text:span text:style-name="T1">Versions installés sur la borne</text:span></text:p>
          </draw:text-box>
        </draw:frame>
        <draw:frame draw:style-name="gr17" draw:text-style-name="P19" draw:layer="layout" svg:width="5cm" svg:height="5.5cm" svg:x="1.25cm" svg:y="22.75cm">
          <draw:text-box>
            <text:p><text:span text:style-name="T24">python 3.10</text:span></text:p>
            <text:p text:style-name="P18"><text:span text:style-name="T24"/></text:p>
            <text:p text:style-name="P18"><text:span text:style-name="T24">java JDK 19</text:span></text:p>
            <text:p text:style-name="P18"><text:span text:style-name="T24"/></text:p>
            <text:p text:style-name="P18"><text:span text:style-name="T24">nodejs</text:span></text:p>
            <text:p text:style-name="P18"><text:span text:style-name="T25">sans packages npm</text:span></text:p>
            <text:p text:style-name="P18"><text:span text:style-name="T24"/></text:p>
            <text:p text:style-name="P18"><text:span text:style-name="T24">firefox</text:span></text:p>
            <text:p text:style-name="P18"><text:span text:style-name="T25">pour les jeux web</text:span></text:p>
          </draw:text-box>
        </draw:frame>
        <draw:frame draw:style-name="gr18" draw:text-style-name="P19" draw:layer="layout" svg:width="8.25cm" svg:height="6.011cm" svg:x="11.75cm" svg:y="22.75cm">
          <draw:text-box>
            <text:p><text:span text:style-name="T24">les executables (.exe) </text:span><text:span text:style-name="T26">windows </text:span><text:span text:style-name="T27">fonctionnent</text:span></text:p>
            <text:p text:style-name="P18"><text:span text:style-name="T28"/></text:p>
            <text:p text:style-name="P18"><text:span text:style-name="T29">s'il vous faut plus contactez un membre du bureau, la borne n'est pas connectée à internet, ca nous prendra du temps de mettre à jour</text:span></text:p>
          </draw:text-box>
        </draw:frame>
        <draw:frame draw:style-name="gr17" draw:text-style-name="P19" draw:layer="layout" svg:width="6cm" svg:height="5.5cm" svg:x="5.75cm" svg:y="22.75cm">
          <draw:text-box>
            <text:p><text:span text:style-name="T4">opengl 3.3</text:span></text:p>
            <text:p text:style-name="P18"><text:span text:style-name="T28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22:55.769000000</meta:creation-date>
    <dc:date>2022-11-26T13:58:27.113000000</dc:date>
    <meta:editing-duration>PT14M39S</meta:editing-duration>
    <meta:editing-cycles>3</meta:editing-cycles>
    <meta:generator>LibreOffice/7.3.4.2$Windows_X86_64 LibreOffice_project/728fec16bd5f605073805c3c9e7c4212a0120dc5</meta:generator>
    <meta:document-statistic meta:object-count="19"/>
  </office:meta>
</office:document-meta>
</file>